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font-size="18pt" fo:font-weight="bold" officeooo:rsid="0012395d" officeooo:paragraph-rsid="0012395d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4pt" fo:font-weight="bold" officeooo:rsid="0012395d" officeooo:paragraph-rsid="0012395d" style:font-size-asian="12.25pt" style:font-weight-asian="bold" style:font-size-complex="14pt" style:font-weight-complex="bold"/>
    </style:style>
    <style:style style:name="P3" style:family="paragraph" style:parent-style-name="Standard">
      <style:text-properties officeooo:paragraph-rsid="0012395d"/>
    </style:style>
    <style:style style:name="P4" style:family="paragraph" style:parent-style-name="Text_20_body">
      <style:text-properties officeooo:paragraph-rsid="0012395d"/>
    </style:style>
    <style:style style:name="P5" style:family="paragraph" style:parent-style-name="Text_20_body">
      <style:text-properties officeooo:paragraph-rsid="00131073"/>
    </style:style>
    <style:style style:name="P6" style:family="paragraph" style:parent-style-name="Text_20_body">
      <style:text-properties officeooo:paragraph-rsid="0014e25b"/>
    </style:style>
    <style:style style:name="P7" style:family="paragraph" style:parent-style-name="Standard">
      <style:paragraph-properties fo:break-before="page"/>
      <style:text-properties fo:font-size="14pt" fo:font-weight="bold" officeooo:rsid="0014e25b" officeooo:paragraph-rsid="0014e25b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5a3bc" officeooo:paragraph-rsid="0015a3bc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6503e" officeooo:paragraph-rsid="0016503e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6503e" officeooo:paragraph-rsid="0017f908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9894a" officeooo:paragraph-rsid="0019894a" style:font-size-asian="12.25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1a0cea" officeooo:paragraph-rsid="001a0cea" style:font-size-asian="12.25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1a92e9" officeooo:paragraph-rsid="001a92e9" style:font-size-asian="12.25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1c45c4" officeooo:paragraph-rsid="001c45c4" style:font-size-asian="12.25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1d159d" officeooo:paragraph-rsid="001d159d" style:font-size-asian="12.25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1ed802" officeooo:paragraph-rsid="001ed802" style:font-size-asian="12.25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1ee706" officeooo:paragraph-rsid="001ee706" style:font-size-asian="12.25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1f2d67" officeooo:paragraph-rsid="001f2d67" style:font-size-asian="12.25pt" style:font-weight-asian="bold" style:font-size-complex="14pt" style:font-weight-complex="bold"/>
    </style:style>
    <style:style style:name="P19" style:family="paragraph" style:parent-style-name="Standard">
      <style:text-properties officeooo:paragraph-rsid="0016503e"/>
    </style:style>
    <style:style style:name="P20" style:family="paragraph" style:parent-style-name="Standard">
      <style:text-properties officeooo:rsid="0016e5e0" officeooo:paragraph-rsid="0016e5e0"/>
    </style:style>
    <style:style style:name="P21" style:family="paragraph" style:parent-style-name="Standard">
      <style:text-properties officeooo:rsid="0017f908" officeooo:paragraph-rsid="0017f908"/>
    </style:style>
    <style:style style:name="P22" style:family="paragraph" style:parent-style-name="Text_20_body" style:list-style-name="L1"/>
    <style:style style:name="T1" style:family="text">
      <style:text-properties fo:font-size="14pt" fo:font-weight="bold" officeooo:rsid="0012395d" style:font-size-asian="12.25pt" style:font-weight-asian="bold" style:font-size-complex="14pt" style:font-weight-complex="bold"/>
    </style:style>
    <style:style style:name="T2" style:family="text">
      <style:text-properties fo:font-size="14pt" fo:font-weight="bold" officeooo:rsid="0016503e" style:font-size-asian="12.25pt" style:font-weight-asian="bold" style:font-size-complex="14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12395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31073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14e25b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17f908" style:font-size-asian="14pt" style:font-weight-asian="bold" style:font-size-complex="14pt" style:font-weight-complex="bold"/>
    </style:style>
    <style:style style:name="T8" style:family="text">
      <style:text-properties officeooo:rsid="0016503e"/>
    </style:style>
    <style:style style:name="T9" style:family="text">
      <style:text-properties officeooo:rsid="0017f908"/>
    </style:style>
    <style:style style:name="T10" style:family="text">
      <style:text-properties officeooo:rsid="0019894a"/>
    </style:style>
    <style:style style:name="T11" style:family="text">
      <style:text-properties officeooo:rsid="001a0cea"/>
    </style:style>
    <style:style style:name="T12" style:family="text">
      <style:text-properties officeooo:rsid="001a92e9"/>
    </style:style>
    <style:style style:name="T13" style:family="text">
      <style:text-properties officeooo:rsid="001c45c4"/>
    </style:style>
    <style:style style:name="T14" style:family="text">
      <style:text-properties officeooo:rsid="001ed802"/>
    </style:style>
    <style:style style:name="T15" style:family="text">
      <style:text-properties officeooo:rsid="001ee706"/>
    </style:style>
    <style:style style:name="T16" style:family="text">
      <style:text-properties officeooo:rsid="001f2d6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01.</text:p>
      <text:p text:style-name="P2"><text:tab/>A – super class</text:p>
      <text:p text:style-name="P2"><text:tab/>B – sub class</text:p>
      <text:p text:style-name="P2"><text:tab/>C – super class and sub class</text:p>
      <text:p text:style-name="P2"><text:tab/>D – sub class</text:p>
      <text:p text:style-name="P2"><text:tab/>E – sub class</text:p>
      <text:p text:style-name="P2"/>
      <text:p text:style-name="P2">02.</text:p>
      <text:p text:style-name="P3"><text:span text:style-name="T1"><text:tab/></text:span><text:span text:style-name="T3">The </text:span><text:span text:style-name="Source_20_Text"><text:span text:style-name="T3">Car</text:span></text:span><text:span text:style-name="T3"> class inherits common features from </text:span><text:span text:style-name="Source_20_Text"><text:span text:style-name="T3">Vehicle</text:span></text:span><text:span text:style-name="T3"> (like </text:span><text:span text:style-name="T4"><text:tab/></text:span><text:span text:style-name="Source_20_Text"><text:span text:style-name="T3">numberOfWheels</text:span></text:span><text:span text:style-name="T3"> and <text:tab/></text:span><text:span text:style-name="Source_20_Text"><text:span text:style-name="T3">startEngine()</text:span></text:span><text:span text:style-name="T3">), and it adds its unique <text:tab/>characteristics like </text:span><text:span text:style-name="Source_20_Text"><text:span text:style-name="T3">numberOfDoors</text:span></text:span><text:span text:style-name="T3">.</text:span></text:p>
      <text:list xml:id="list2428610108" text:style-name="L1">
        <text:list-header>
          <text:p text:style-name="P22"><text:span text:style-name="T3">The </text:span><text:span text:style-name="Source_20_Text"><text:span text:style-name="T3">Motorcycle</text:span></text:span><text:span text:style-name="T3"> class also inherits common features from </text:span><text:span text:style-name="Source_20_Text"><text:span text:style-name="T3">Vehicle</text:span></text:span><text:span text:style-name="T3"> and introduces its specific attributes like </text:span><text:span text:style-name="Source_20_Text"><text:span text:style-name="T3">handleType</text:span></text:span><text:span text:style-name="T3"> and methods like </text:span><text:span text:style-name="Source_20_Text"><text:span text:style-name="T3">wheelie()</text:span></text:span></text:p>
        </text:list-header>
      </text:list>
      <text:p text:style-name="P4"><text:span text:style-name="Source_20_Text"><text:span text:style-name="T4">03.</text:span></text:span></text:p>
      <text:p text:style-name="P4"><text:span text:style-name="Source_20_Text"><text:span text:style-name="T4"><text:tab/>nheritance allows classes to inherit properties and <text:tab/>behaviors from other classes. By creating a hierarchy <text:tab/>of classes, common functionalities can be defined in <text:tab/>a superclass and shared by multiple subclasses. This <text:tab/>reuse of code prevents the need to rewrite or <text:tab/>duplicate the same code across different parts of the <text:tab/>program.</text:span></text:span></text:p>
      <text:p text:style-name="P4"><text:span text:style-name="Source_20_Text"><text:span text:style-name="T4"/></text:span></text:p>
      <text:p text:style-name="P4"><text:span text:style-name="Source_20_Text"><text:span text:style-name="T4">04.</text:span></text:span></text:p>
      <text:p text:style-name="P4"><text:span text:style-name="Source_20_Text"><text:span text:style-name="T4"><text:tab/>//01</text:span></text:span></text:p>
      <text:p text:style-name="P4"><text:span text:style-name="Source_20_Text"><text:span text:style-name="T4">class Student{ //super class</text:span></text:span></text:p>
      <text:p text:style-name="P4"><text:span text:style-name="Source_20_Text"><text:span text:style-name="T4"><text:tab/></text:span></text:span></text:p>
      <text:p text:style-name="P4"><text:span text:style-name="Source_20_Text"><text:span text:style-name="T4"><text:tab/>}</text:span></text:span></text:p>
      <text:p text:style-name="P4"><text:span text:style-name="Source_20_Text"><text:span text:style-name="T4">class GradateStdent extends Student{} //sub class</text:span></text:span></text:p>
      <text:p text:style-name="P4"><text:span text:style-name="Source_20_Text"><text:span text:style-name="T4">class UnderraduateStudent extends Student{} <text:s/>//sub class</text:span></text:span></text:p>
      <text:p text:style-name="P4"><text:span text:style-name="Source_20_Text"><text:span text:style-name="T4"/></text:span></text:p>
      <text:p text:style-name="P4"><text:span text:style-name="Source_20_Text"><text:span text:style-name="T4">//02</text:span></text:span></text:p>
      <text:p text:style-name="P4"><text:span text:style-name="Source_20_Text"><text:span text:style-name="T4">class Shape{ <text:s text:c="2"/>//super class</text:span></text:span></text:p>
      <text:p text:style-name="P4"><text:soft-page-break/><text:span text:style-name="Source_20_Text"><text:span text:style-name="T4"><text:tab/></text:span></text:span></text:p>
      <text:p text:style-name="P4"><text:span text:style-name="Source_20_Text"><text:span text:style-name="T4"><text:tab/>}</text:span></text:span></text:p>
      <text:p text:style-name="P4"><text:span text:style-name="Source_20_Text"><text:span text:style-name="T4">class Circle extends Shape{} //sub class</text:span></text:span></text:p>
      <text:p text:style-name="P4"><text:span text:style-name="Source_20_Text"><text:span text:style-name="T4">class Triangle extends Shape{} <text:s/>//sub class</text:span></text:span></text:p>
      <text:p text:style-name="P4"><text:span text:style-name="Source_20_Text"><text:span text:style-name="T4">class Rectangle extends Shape{} // sub class</text:span></text:span></text:p>
      <text:p text:style-name="P4"><text:span text:style-name="Source_20_Text"><text:span text:style-name="T4">class Sphere extends Shape{} // sub class</text:span></text:span></text:p>
      <text:p text:style-name="P4"><text:span text:style-name="Source_20_Text"><text:span text:style-name="T4">class Cube extends Shape{} // sub class</text:span></text:span></text:p>
      <text:p text:style-name="P4"><text:span text:style-name="Source_20_Text"><text:span text:style-name="T4"/></text:span></text:p>
      <text:p text:style-name="P4"><text:span text:style-name="Source_20_Text"><text:span text:style-name="T4">//03</text:span></text:span></text:p>
      <text:p text:style-name="P4"><text:span text:style-name="Source_20_Text"><text:span text:style-name="T4">class Loan{ <text:s/>//super class</text:span></text:span></text:p>
      <text:p text:style-name="P4"><text:span text:style-name="Source_20_Text"><text:span text:style-name="T4"><text:tab/></text:span></text:span></text:p>
      <text:p text:style-name="P4"><text:span text:style-name="Source_20_Text"><text:span text:style-name="T4"><text:tab/>}</text:span></text:span></text:p>
      <text:p text:style-name="P4"><text:span text:style-name="Source_20_Text"><text:span text:style-name="T4">class Carloan extends Loan{} //sub class</text:span></text:span></text:p>
      <text:p text:style-name="P4"><text:span text:style-name="Source_20_Text"><text:span text:style-name="T4">class HomeImprovementLoan extends Loan{} <text:s/>//sub class</text:span></text:span></text:p>
      <text:p text:style-name="P4"><text:span text:style-name="Source_20_Text"><text:span text:style-name="T4">class MortgageLoan extends Loan{} <text:s/>//sub class</text:span></text:span></text:p>
      <text:p text:style-name="P4"><text:span text:style-name="Source_20_Text"><text:span text:style-name="T4"/></text:span></text:p>
      <text:p text:style-name="P4"><text:span text:style-name="Source_20_Text"><text:span text:style-name="T4">//04</text:span></text:span></text:p>
      <text:p text:style-name="P4"><text:span text:style-name="Source_20_Text"><text:span text:style-name="T4">class Employee{ //super class</text:span></text:span></text:p>
      <text:p text:style-name="P4"><text:span text:style-name="Source_20_Text"><text:span text:style-name="T4"><text:tab/></text:span></text:span></text:p>
      <text:p text:style-name="P4"><text:span text:style-name="Source_20_Text"><text:span text:style-name="T4"><text:tab/>}</text:span></text:span></text:p>
      <text:p text:style-name="P4"><text:span text:style-name="Source_20_Text"><text:span text:style-name="T4"/></text:span></text:p>
      <text:p text:style-name="P4"><text:span text:style-name="Source_20_Text"><text:span text:style-name="T4">class EmployeeFaculty extends Employee{} //sub class</text:span></text:span></text:p>
      <text:p text:style-name="P4"><text:span text:style-name="Source_20_Text"><text:span text:style-name="T4">class Staff extends Employee{} <text:s/>//sub class</text:span></text:span></text:p>
      <text:p text:style-name="P4"><text:span text:style-name="Source_20_Text"><text:span text:style-name="T4"/></text:span></text:p>
      <text:p text:style-name="P4"><text:span text:style-name="Source_20_Text"><text:span text:style-name="T4">//05</text:span></text:span></text:p>
      <text:p text:style-name="P4"><text:span text:style-name="Source_20_Text"><text:span text:style-name="T4">class BankAccount{ //super class</text:span></text:span></text:p>
      <text:p text:style-name="P4"><text:span text:style-name="Source_20_Text"><text:span text:style-name="T4"><text:tab/></text:span></text:span></text:p>
      <text:p text:style-name="P4"><text:soft-page-break/><text:span text:style-name="Source_20_Text"><text:span text:style-name="T4"><text:tab/></text:span></text:span></text:p>
      <text:p text:style-name="P4"><text:span text:style-name="Source_20_Text"><text:span text:style-name="T4"><text:tab/>}</text:span></text:span></text:p>
      <text:p text:style-name="P4"><text:span text:style-name="Source_20_Text"><text:span text:style-name="T4"/></text:span></text:p>
      <text:p text:style-name="P4"><text:span text:style-name="Source_20_Text"><text:span text:style-name="T4">class CheckingAccount extends BankAccount{} //sub class</text:span></text:span></text:p>
      <text:p text:style-name="P4"><text:span text:style-name="Source_20_Text"><text:span text:style-name="T4">class SavingsAccount extends BankAccount{} <text:s/>//sub class</text:span></text:span></text:p>
      <text:p text:style-name="P4"><text:span text:style-name="Source_20_Text"><text:span text:style-name="T4"/></text:span></text:p>
      <text:p text:style-name="P4"><text:span text:style-name="Source_20_Text"><text:span text:style-name="T4"><text:tab/></text:span></text:span></text:p>
      <text:p text:style-name="P4"><text:span text:style-name="Source_20_Text"><text:span text:style-name="T4"><text:tab/></text:span></text:span></text:p>
      <text:p text:style-name="P4"><text:span text:style-name="Source_20_Text"><text:span text:style-name="T4">public class Main{</text:span></text:span></text:p>
      <text:p text:style-name="P4"><text:span text:style-name="Source_20_Text"><text:span text:style-name="T4"><text:tab/>public static void main(String args[]){</text:span></text:span></text:p>
      <text:p text:style-name="P4"><text:span text:style-name="Source_20_Text"><text:span text:style-name="T4"><text:tab/><text:tab/></text:span></text:span></text:p>
      <text:p text:style-name="P4"><text:span text:style-name="Source_20_Text"><text:span text:style-name="T4"><text:tab/><text:tab/>}</text:span></text:span></text:p>
      <text:p text:style-name="P4"><text:span text:style-name="Source_20_Text"><text:span text:style-name="T4"><text:tab/>}</text:span></text:span></text:p>
      <text:p text:style-name="P6"><text:span text:style-name="Source_20_Text"><text:span text:style-name="T6">05.</text:span></text:span></text:p>
      <text:p text:style-name="P5"><text:span text:style-name="Source_20_Text"><text:span text:style-name="T5">0</text:span></text:span><text:span text:style-name="Source_20_Text"><text:span text:style-name="T6">6</text:span></text:span><text:span text:style-name="Source_20_Text"><text:span text:style-name="T5">. <text:s text:c="14"/>┌───────────┐</text:span></text:span></text:p>
      <text:p text:style-name="P5"><text:span text:style-name="Source_20_Text"><text:span text:style-name="T5"><text:s text:c="18"/>│ <text:s/>Student <text:s/>│</text:span></text:span></text:p>
      <text:p text:style-name="P5"><text:span text:style-name="Source_20_Text"><text:span text:style-name="T5"><text:s text:c="18"/>└───────────┘</text:span></text:span></text:p>
      <text:p text:style-name="P5"><text:span text:style-name="Source_20_Text"><text:span text:style-name="T5"><text:s text:c="24"/>│</text:span></text:span></text:p>
      <text:p text:style-name="P5"><text:span text:style-name="Source_20_Text"><text:span text:style-name="T5"><text:s text:c="8"/>┌───────────────┴───────────────┐</text:span></text:span></text:p>
      <text:p text:style-name="P5"><text:span text:style-name="Source_20_Text"><text:span text:style-name="T5"><text:s/>UndergraduateStudent <text:s text:c="9"/>GraduateStudent</text:span></text:span></text:p>
      <text:p text:style-name="P5"><text:span text:style-name="Source_20_Text"><text:span text:style-name="T5"><text:s text:c="8"/>┌───────────────┬───────────────┐</text:span></text:span></text:p>
      <text:p text:style-name="P5"><text:span text:style-name="Source_20_Text"><text:span text:style-name="T5"><text:s text:c="5"/>┌──┴───┐ <text:s text:c="8"/>MastersStudent <text:s text:c="2"/>DoctoralStudent</text:span></text:span></text:p>
      <text:p text:style-name="P5"><text:span text:style-name="Source_20_Text"><text:span text:style-name="T5"><text:s text:c="2"/>Freshman Sophomore</text:span></text:span></text:p>
      <text:p text:style-name="P5"><text:span text:style-name="Source_20_Text"><text:span text:style-name="T5"><text:s text:c="5"/>│ <text:s text:c="8"/>│</text:span></text:span></text:p>
      <text:p text:style-name="P5"><text:span text:style-name="Source_20_Text"><text:span text:style-name="T5"><text:s text:c="2"/>Junior <text:s text:c="3"/>Senior</text:span></text:span></text:p>
      <text:p text:style-name="P5"><text:span text:style-name="Source_20_Text"><text:span text:style-name="T5"><text:tab/></text:span></text:span></text:p>
      <text:p text:style-name="P7">07.</text:p>
      <text:p text:style-name="P8">08.</text:p>
      <text:p text:style-name="P8"><text:tab/>import javax.swing.JFrame;</text:p>
      <text:p text:style-name="P8">class CalculatorView extends JFrame{</text:p>
      <text:p text:style-name="P8">CalculatorView(){</text:p>
      <text:p text:style-name="P8"><text:tab/>setSize(300,300);</text:p>
      <text:p text:style-name="P8"><text:tab/>setTitle("Calculator");</text:p>
      <text:p text:style-name="P8"><text:tab/>setDefaultCloseOperation(CalculatorView.EXIT_ON_CLOSE);</text:p>
      <text:p text:style-name="P8"><text:tab/>}</text:p>
      <text:p text:style-name="P8">}</text:p>
      <text:p text:style-name="P8">class Main{</text:p>
      <text:p text:style-name="P8">public static void main(String []args){</text:p>
      <text:p text:style-name="P8"><text:tab/>CalculatorView v1=new CalculatorView();</text:p>
      <text:p text:style-name="P8"><text:tab/>v1.setVisible(true);</text:p>
      <text:p text:style-name="P8"><text:tab/>}</text:p>
      <text:p text:style-name="P8">}</text:p>
      <text:p text:style-name="P8"/>
      <text:p text:style-name="P8">09.</text:p>
      <text:p text:style-name="P8"><text:tab/>A,B,C,D,E,F</text:p>
      <text:p text:style-name="P8"/>
      <text:p text:style-name="P8">10.</text:p>
      <text:p text:style-name="P8"><text:tab/>line 2 and 4.</text:p>
      <text:p text:style-name="P8"/>
      <text:p text:style-name="P8">11.</text:p>
      <text:p text:style-name="P8"><text:tab/><text:span text:style-name="T8">b, c</text:span></text:p>
      <text:p text:style-name="P8"/>
      <text:p text:style-name="P9">12.</text:p>
      <text:p text:style-name="P19"><text:span text:style-name="T2"><text:tab/></text:span><text:span text:style-name="T3">A, B, C, and D</text:span></text:p>
      <text:p text:style-name="P19"><text:span text:style-name="T3"/></text:p>
      <text:p text:style-name="P20"><text:span text:style-name="T3">13.</text:span></text:p>
      <text:p text:style-name="P20"><text:span text:style-name="T3"><text:tab/></text:span><text:span text:style-name="T7">A,B,C,D</text:span></text:p>
      <text:p text:style-name="P20"><text:span text:style-name="T7"/></text:p>
      <text:p text:style-name="P21"><text:span text:style-name="T3">14.</text:span></text:p>
      <text:p text:style-name="P21"><text:span text:style-name="T3"><text:tab/></text:span></text:p>
      <text:p text:style-name="P10"><text:tab/><text:span text:style-name="T9">compile error( no argument)</text:span></text:p>
      <text:p text:style-name="P10"/>
      <text:p text:style-name="P10"><text:span text:style-name="T9">15.</text:span></text:p>
      <text:p text:style-name="P10"><text:tab/><text:span text:style-name="T10">9,10,12,13,14,15,16,17</text:span></text:p>
      <text:p text:style-name="P10"/>
      <text:p text:style-name="P11">16.</text:p>
      <text:p text:style-name="P11"><text:tab/><text:span text:style-name="T11">b</text:span></text:p>
      <text:p text:style-name="P11"><text:soft-page-break/></text:p>
      <text:p text:style-name="P12">17.</text:p>
      <text:p text:style-name="P12"><text:tab/>D</text:p>
      <text:p text:style-name="P12"/>
      <text:p text:style-name="P12">18.</text:p>
      <text:p text:style-name="P12"><text:tab/><text:span text:style-name="T12">all awnswers incorrect.</text:span></text:p>
      <text:p text:style-name="P12"/>
      <text:p text:style-name="P13">19.</text:p>
      <text:p text:style-name="P13"><text:tab/>compile error no argument.</text:p>
      <text:p text:style-name="P13"/>
      <text:p text:style-name="P13">20.</text:p>
      <text:p text:style-name="P13"><text:tab/><text:span text:style-name="T13">s,d,e,f</text:span></text:p>
      <text:p text:style-name="P13"/>
      <text:p text:style-name="P14">21.</text:p>
      <text:p text:style-name="P14"><text:tab/>class Superclass {</text:p>
      <text:p text:style-name="P14"><text:s text:c="4"/>private int superClassValue;</text:p>
      <text:p text:style-name="P14"/>
      <text:p text:style-name="P14"><text:s text:c="4"/>// Superclass constructor</text:p>
      <text:p text:style-name="P14"><text:s text:c="4"/>public Superclass(int value) {</text:p>
      <text:p text:style-name="P14"><text:s text:c="8"/>this.superClassValue = value;</text:p>
      <text:p text:style-name="P14"><text:s text:c="8"/>System.out.println("Superclass constructor invoked with value: " + superClassValue);</text:p>
      <text:p text:style-name="P14"><text:s text:c="4"/>}</text:p>
      <text:p text:style-name="P14">}</text:p>
      <text:p text:style-name="P14"/>
      <text:p text:style-name="P14">class Subclass extends Superclass {</text:p>
      <text:p text:style-name="P14"><text:s text:c="4"/>private int subClassValue;</text:p>
      <text:p text:style-name="P14"/>
      <text:p text:style-name="P14"><text:s text:c="4"/>// Subclass constructor</text:p>
      <text:p text:style-name="P14"><text:s text:c="4"/>public Subclass(int value1, int value2) {</text:p>
      <text:p text:style-name="P14"><text:s text:c="8"/>super(value1); // Invoking superclass constructor explicitly with super()</text:p>
      <text:p text:style-name="P14"><text:s text:c="8"/>this.subClassValue = value2;</text:p>
      <text:p text:style-name="P14"><text:s text:c="8"/>System.out.println("Subclass constructor invoked with value: " + subClassValue);</text:p>
      <text:p text:style-name="P14"><text:s text:c="4"/>}</text:p>
      <text:p text:style-name="P14">}</text:p>
      <text:p text:style-name="P14"/>
      <text:p text:style-name="P14">public class Main {</text:p>
      <text:p text:style-name="P14"><text:s text:c="4"/>public static void main(String[] args) {</text:p>
      <text:p text:style-name="P14"><text:s text:c="8"/>Subclass obj = new Subclass(10, 20);</text:p>
      <text:p text:style-name="P14"><text:s text:c="4"/>}}</text:p>
      <text:p text:style-name="P14"><text:soft-page-break/></text:p>
      <text:p text:style-name="P14"/>
      <text:p text:style-name="P14">22.</text:p>
      <text:p text:style-name="P14"><text:tab/></text:p>
      <text:p text:style-name="P8"><text:tab/>class Superclass {</text:p>
      <text:p text:style-name="P8"><text:s text:c="4"/>public String field = "Superclass Field";</text:p>
      <text:p text:style-name="P8">}</text:p>
      <text:p text:style-name="P8"/>
      <text:p text:style-name="P8">class Subclass extends Superclass {</text:p>
      <text:p text:style-name="P8"><text:s text:c="4"/>public String field = "Subclass Field";</text:p>
      <text:p text:style-name="P8"><text:s text:c="4"/></text:p>
      <text:p text:style-name="P8"><text:s text:c="4"/>public void printFields() {</text:p>
      <text:p text:style-name="P8"><text:s text:c="8"/>System.out.println("Field in superclass: " + super.field);</text:p>
      <text:p text:style-name="P8"><text:s text:c="8"/>System.out.println("Field in subclass: " + this.field);</text:p>
      <text:p text:style-name="P8"><text:s text:c="4"/>}</text:p>
      <text:p text:style-name="P8">}</text:p>
      <text:p text:style-name="P8"/>
      <text:p text:style-name="P8">public class Main {</text:p>
      <text:p text:style-name="P8"><text:s text:c="4"/>public static void main(String[] args) {</text:p>
      <text:p text:style-name="P8"><text:s text:c="8"/>Subclass obj = new Subclass();</text:p>
      <text:p text:style-name="P8"><text:s text:c="8"/>obj.printFields();</text:p>
      <text:p text:style-name="P8"><text:s text:c="4"/>}</text:p>
      <text:p text:style-name="P8">}</text:p>
      <text:p text:style-name="P8"/>
      <text:p text:style-name="P14">23.</text:p>
      <text:p text:style-name="P14"><text:tab/></text:p>
      <text:p text:style-name="P8"><text:tab/>G. method defined in C from a method in A.</text:p>
      <text:p text:style-name="P8"/>
      <text:p text:style-name="P14">24.</text:p>
      <text:p text:style-name="P14"><text:tab/>F. hi hi, followed by an exception</text:p>
      <text:p text:style-name="P14"/>
      <text:p text:style-name="P15">25.</text:p>
      <text:p text:style-name="P15"><text:tab/></text:p>
      <text:p text:style-name="P15">26.</text:p>
      <text:p text:style-name="P15"><text:tab/>Inside Area for Rectangle.</text:p>
      <text:p text:style-name="P15">Area is 45.0</text:p>
      <text:p text:style-name="P15">Inside Area for Triangle.</text:p>
      <text:p text:style-name="P15">Area is 40.0</text:p>
      <text:p text:style-name="P15">undefined</text:p>
      <text:p text:style-name="P15">Area is 0.0</text:p>
      <text:p text:style-name="P15"/>
      <text:p text:style-name="P15"><text:soft-page-break/></text:p>
      <text:p text:style-name="P15">27.</text:p>
      <text:p text:style-name="P15"><text:tab/><text:span text:style-name="T14">new F(); thibboth compile error</text:span></text:p>
      <text:p text:style-name="P15"><text:tab/><text:span text:style-name="T14">nattam output – D</text:span></text:p>
      <text:p text:style-name="P15"/>
      <text:p text:style-name="P16">28.</text:p>
      <text:p text:style-name="P16"><text:tab/> <text:s text:c="3"/>A</text:p>
      <text:p text:style-name="P16"><text:tab/> <text:s text:c="3"/>|</text:p>
      <text:p text:style-name="P16"><text:s/><text:tab/> <text:s text:c="2"/>B</text:p>
      <text:p text:style-name="P16"><text:tab/> <text:s text:c="2"/>/ \</text:p>
      <text:p text:style-name="P16"><text:tab/> <text:s/>C <text:s text:c="2"/>D</text:p>
      <text:p text:style-name="P16"><text:tab/> / \ <text:s/><text:tab/>|</text:p>
      <text:p text:style-name="P16"><text:tab/>E <text:s text:c="2"/>F G</text:p>
      <text:p text:style-name="P16"/>
      <text:p text:style-name="P16">29.</text:p>
      <text:p text:style-name="P16"><text:tab/>D. none of the above;</text:p>
      <text:p text:style-name="P16"/>
      <text:p text:style-name="P16">30.</text:p>
      <text:p text:style-name="P16"><text:tab/><text:span text:style-name="T15">a,b,c,d</text:span></text:p>
      <text:p text:style-name="P17">31.</text:p>
      <text:p text:style-name="P17"><text:tab/>e and f.</text:p>
      <text:p text:style-name="P17"/>
      <text:p text:style-name="P17">32.</text:p>
      <text:p text:style-name="P17"><text:tab/>C and D.</text:p>
      <text:p text:style-name="P17"/>
      <text:p text:style-name="P17">33.</text:p>
      <text:p text:style-name="P17"><text:tab/><text:span text:style-name="T16">ABC</text:span></text:p>
      <text:p text:style-name="P17"/>
      <text:p text:style-name="P18">34.</text:p>
      <text:p text:style-name="P18"><text:tab/>B and C.</text:p>
      <text:p text:style-name="P18"/>
      <text:p text:style-name="P18">35.</text:p>
      <text:p text:style-name="P18"><text:tab/>class Customer {</text:p>
      <text:p text:style-name="P18"><text:s text:c="4"/>private int code;</text:p>
      <text:p text:style-name="P18"><text:s text:c="4"/>private String name;</text:p>
      <text:p text:style-name="P18"/>
      <text:p text:style-name="P18"><text:s text:c="4"/>public Customer(int code, String name) {</text:p>
      <text:p text:style-name="P18"><text:s text:c="8"/>this.code = code;</text:p>
      <text:p text:style-name="P18"><text:s text:c="8"/>this.name = name;</text:p>
      <text:p text:style-name="P18"><text:s text:c="4"/>}</text:p>
      <text:p text:style-name="P18"/>
      <text:p text:style-name="P18"><text:soft-page-break/><text:s text:c="4"/>public String toString() {</text:p>
      <text:p text:style-name="P18"><text:s text:c="8"/>return code + "-" + name;</text:p>
      <text:p text:style-name="P18"><text:s text:c="4"/>}</text:p>
      <text:p text:style-name="P18">}</text:p>
      <text:p text:style-name="P18"/>
      <text:p text:style-name="P18">class CustomerStack {</text:p>
      <text:p text:style-name="P18"><text:s text:c="4"/>private Customer[] stack;</text:p>
      <text:p text:style-name="P18"><text:s text:c="4"/>private int top;</text:p>
      <text:p text:style-name="P18"><text:s text:c="4"/>private int capacity;</text:p>
      <text:p text:style-name="P18"/>
      <text:p text:style-name="P18"><text:s text:c="4"/>public CustomerStack() {</text:p>
      <text:p text:style-name="P18"><text:s text:c="8"/>capacity = 10; // Initial capacity set to 10 (can be adjusted)</text:p>
      <text:p text:style-name="P18"><text:s text:c="8"/>stack = new Customer[capacity];</text:p>
      <text:p text:style-name="P18"><text:s text:c="8"/>top = -1; // Stack is initially empty</text:p>
      <text:p text:style-name="P18"><text:s text:c="4"/>}</text:p>
      <text:p text:style-name="P18"/>
      <text:p text:style-name="P18"><text:s text:c="4"/>public void push(Customer customer) {</text:p>
      <text:p text:style-name="P18"><text:s text:c="8"/>if (top == capacity - 1) {</text:p>
      <text:p text:style-name="P18"><text:s text:c="12"/>System.out.println("Stack overflow. Cannot add more customers.");</text:p>
      <text:p text:style-name="P18"><text:s text:c="12"/>return;</text:p>
      <text:p text:style-name="P18"><text:s text:c="8"/>}</text:p>
      <text:p text:style-name="P18"><text:s text:c="8"/>stack[++top] = customer;</text:p>
      <text:p text:style-name="P18"><text:s text:c="4"/>}</text:p>
      <text:p text:style-name="P18"/>
      <text:p text:style-name="P18"><text:s text:c="4"/>public Customer pop() {</text:p>
      <text:p text:style-name="P18"><text:s text:c="8"/>if (top == -1) {</text:p>
      <text:p text:style-name="P18"><text:s text:c="12"/>System.out.println("Stack is empty. Cannot pop.");</text:p>
      <text:p text:style-name="P18"><text:s text:c="12"/>return null;</text:p>
      <text:p text:style-name="P18"><text:s text:c="8"/>}</text:p>
      <text:p text:style-name="P18"><text:s text:c="8"/>return stack[top--];</text:p>
      <text:p text:style-name="P18"><text:s text:c="4"/>}</text:p>
      <text:p text:style-name="P18"/>
      <text:p text:style-name="P18"><text:s text:c="4"/>public void printCustomerStack() {</text:p>
      <text:p text:style-name="P18"><text:s text:c="8"/>System.out.print("[");</text:p>
      <text:p text:style-name="P18"><text:s text:c="8"/>for (int i = top; i &gt;= 0; i--) {</text:p>
      <text:p text:style-name="P18"><text:s text:c="12"/>System.out.print(stack[i]);</text:p>
      <text:p text:style-name="P18"><text:s text:c="12"/>if (i != 0) {</text:p>
      <text:p text:style-name="P18"><text:s text:c="16"/>System.out.print(", ");</text:p>
      <text:p text:style-name="P18"><text:s text:c="12"/>}</text:p>
      <text:p text:style-name="P18"><text:s text:c="8"/>}</text:p>
      <text:p text:style-name="P18"><text:s text:c="8"/>System.out.println("]");</text:p>
      <text:p text:style-name="P18"><text:soft-page-break/><text:s text:c="4"/>}</text:p>
      <text:p text:style-name="P18">}</text:p>
      <text:p text:style-name="P18"/>
      <text:p text:style-name="P18">class Demo {</text:p>
      <text:p text:style-name="P18"><text:s text:c="4"/>public static void main(String args[]) {</text:p>
      <text:p text:style-name="P18"><text:s text:c="8"/>CustomerStack stack = new CustomerStack();</text:p>
      <text:p text:style-name="P18"><text:s text:c="8"/>stack.push(new Customer(1001, "Danapala"));</text:p>
      <text:p text:style-name="P18"><text:s text:c="8"/>stack.push(new Customer(1002, "Gunapala"));</text:p>
      <text:p text:style-name="P18"><text:s text:c="8"/>stack.push(new Customer(1003, "Somapala"));</text:p>
      <text:p text:style-name="P18"><text:s text:c="8"/>stack.push(new Customer(1004, "Siripala"));</text:p>
      <text:p text:style-name="P18"><text:s text:c="8"/>stack.printCustomerStack();</text:p>
      <text:p text:style-name="P18"/>
      <text:p text:style-name="P18"><text:s text:c="8"/>stack.pop();</text:p>
      <text:p text:style-name="P18"><text:s text:c="8"/>stack.printCustomerStack();</text:p>
      <text:p text:style-name="P18"><text:s text:c="4"/>}</text:p>
      <text:p text:style-name="P18">}</text:p>
      <text:p text:style-name="P18"/>
      <text:p text:style-name="P18">36.</text:p>
      <text:p text:style-name="P18"><text:tab/>class Demo {</text:p>
      <text:p text:style-name="P18"><text:s text:c="4"/>public static void main(String args[]) {</text:p>
      <text:p text:style-name="P18"><text:s text:c="8"/>VehicleQueue queue = new VehicleQueue();</text:p>
      <text:p text:style-name="P18"><text:s text:c="8"/>queue.enQueue(new Car("C001"));</text:p>
      <text:p text:style-name="P18"><text:s text:c="8"/>queue.enQueue(new Bus("B001"));</text:p>
      <text:p text:style-name="P18"><text:s text:c="8"/>queue.enQueue(new Bus("B002"));</text:p>
      <text:p text:style-name="P18"><text:s text:c="8"/>queue.enQueue(new Car("C002"));</text:p>
      <text:p text:style-name="P18"><text:s text:c="8"/>queue.enQueue(new Car("C003"));</text:p>
      <text:p text:style-name="P18"><text:s text:c="8"/>queue.enQueue(new Van("V001"));</text:p>
      <text:p text:style-name="P18"><text:s text:c="8"/>queue.enQueue(new Car("V002"));</text:p>
      <text:p text:style-name="P18"><text:s text:c="8"/>queue.enQueue(new Bus("B003"));</text:p>
      <text:p text:style-name="P18"><text:s text:c="8"/>queue.printVehicleQueue();</text:p>
      <text:p text:style-name="P18"/>
      <text:p text:style-name="P18"><text:s text:c="8"/>queue.callPark();</text:p>
      <text:p text:style-name="P18"><text:s text:c="8"/>queue.deQueue();</text:p>
      <text:p text:style-name="P18"><text:s text:c="8"/>queue.printVehicleQueue();</text:p>
      <text:p text:style-name="P18"><text:s text:c="4"/>}</text:p>
      <text:p text:style-name="P18">}</text:p>
      <text:p text:style-name="P18"/>
      <text:p text:style-name="P18">class Vehicle {</text:p>
      <text:p text:style-name="P18"><text:s text:c="4"/>protected String id;</text:p>
      <text:p text:style-name="P18"/>
      <text:p text:style-name="P18"><text:s text:c="4"/>public Vehicle(String id) {</text:p>
      <text:p text:style-name="P18"><text:soft-page-break/><text:s text:c="8"/>this.id = id;</text:p>
      <text:p text:style-name="P18"><text:s text:c="4"/>}</text:p>
      <text:p text:style-name="P18"/>
      <text:p text:style-name="P18"><text:s text:c="4"/>public String toString() {</text:p>
      <text:p text:style-name="P18"><text:s text:c="8"/>return id;</text:p>
      <text:p text:style-name="P18"><text:s text:c="4"/>}</text:p>
      <text:p text:style-name="P18">}</text:p>
      <text:p text:style-name="P18"/>
      <text:p text:style-name="P18">class Car extends Vehicle {</text:p>
      <text:p text:style-name="P18"><text:s text:c="4"/>public Car(String id) {</text:p>
      <text:p text:style-name="P18"><text:s text:c="8"/>super(id);</text:p>
      <text:p text:style-name="P18"><text:s text:c="4"/>}</text:p>
      <text:p text:style-name="P18"/>
      <text:p text:style-name="P18"><text:s text:c="4"/>public void park() {</text:p>
      <text:p text:style-name="P18"><text:s text:c="8"/>System.out.println("Car Parking " + id);</text:p>
      <text:p text:style-name="P18"><text:s text:c="4"/>}</text:p>
      <text:p text:style-name="P18">}</text:p>
      <text:p text:style-name="P18"/>
      <text:p text:style-name="P18">class Bus extends Vehicle {</text:p>
      <text:p text:style-name="P18"><text:s text:c="4"/>public Bus(String id) {</text:p>
      <text:p text:style-name="P18"><text:s text:c="8"/>super(id);</text:p>
      <text:p text:style-name="P18"><text:s text:c="4"/>}</text:p>
      <text:p text:style-name="P18"/>
      <text:p text:style-name="P18"><text:s text:c="4"/>public void park() {</text:p>
      <text:p text:style-name="P18"><text:s text:c="8"/>System.out.println("Bus Parking " + id);</text:p>
      <text:p text:style-name="P18"><text:s text:c="4"/>}</text:p>
      <text:p text:style-name="P18">}</text:p>
      <text:p text:style-name="P18"/>
      <text:p text:style-name="P18">class Van extends Vehicle {</text:p>
      <text:p text:style-name="P18"><text:s text:c="4"/>public Van(String id) {</text:p>
      <text:p text:style-name="P18"><text:s text:c="8"/>super(id);</text:p>
      <text:p text:style-name="P18"><text:s text:c="4"/>}</text:p>
      <text:p text:style-name="P18"/>
      <text:p text:style-name="P18"><text:s text:c="4"/>public void park() {</text:p>
      <text:p text:style-name="P18"><text:s text:c="8"/>System.out.println("Van Parking " + id);</text:p>
      <text:p text:style-name="P18"><text:s text:c="4"/>}</text:p>
      <text:p text:style-name="P18">}</text:p>
      <text:p text:style-name="P18"/>
      <text:p text:style-name="P18">class VehicleQueue {</text:p>
      <text:p text:style-name="P18"><text:s text:c="4"/>private Vehicle[] queue;</text:p>
      <text:p text:style-name="P18"><text:s text:c="4"/>private int front;</text:p>
      <text:p text:style-name="P18"><text:soft-page-break/><text:s text:c="4"/>private int rear;</text:p>
      <text:p text:style-name="P18"><text:s text:c="4"/>private int capacity;</text:p>
      <text:p text:style-name="P18"/>
      <text:p text:style-name="P18"><text:s text:c="4"/>public VehicleQueue() {</text:p>
      <text:p text:style-name="P18"><text:s text:c="8"/>capacity = 10; // Initial capacity set to 10 (can be adjusted)</text:p>
      <text:p text:style-name="P18"><text:s text:c="8"/>queue = new Vehicle[capacity];</text:p>
      <text:p text:style-name="P18"><text:s text:c="8"/>front = rear = -1;</text:p>
      <text:p text:style-name="P18"><text:s text:c="4"/>}</text:p>
      <text:p text:style-name="P18"/>
      <text:p text:style-name="P18"><text:s text:c="4"/>public void enQueue(Vehicle vehicle) {</text:p>
      <text:p text:style-name="P18"><text:s text:c="8"/>if (rear == capacity - 1) {</text:p>
      <text:p text:style-name="P18"><text:s text:c="12"/>System.out.println("Queue is full. Cannot enqueue.");</text:p>
      <text:p text:style-name="P18"><text:s text:c="12"/>return;</text:p>
      <text:p text:style-name="P18"><text:s text:c="8"/>}</text:p>
      <text:p text:style-name="P18"><text:s text:c="8"/>if (front == -1) {</text:p>
      <text:p text:style-name="P18"><text:s text:c="12"/>front = 0;</text:p>
      <text:p text:style-name="P18"><text:s text:c="8"/>}</text:p>
      <text:p text:style-name="P18"><text:s text:c="8"/>queue[++rear] = vehicle;</text:p>
      <text:p text:style-name="P18"><text:s text:c="4"/>}</text:p>
      <text:p text:style-name="P18"/>
      <text:p text:style-name="P18"><text:s text:c="4"/>public Vehicle deQueue() {</text:p>
      <text:p text:style-name="P18"><text:s text:c="8"/>if (front == -1 || front &gt; rear) {</text:p>
      <text:p text:style-name="P18"><text:s text:c="12"/>System.out.println("Queue is empty. Cannot dequeue.");</text:p>
      <text:p text:style-name="P18"><text:s text:c="12"/>return null;</text:p>
      <text:p text:style-name="P18"><text:s text:c="8"/>}</text:p>
      <text:p text:style-name="P18"><text:s text:c="8"/>Vehicle dequeued = queue[front++];</text:p>
      <text:p text:style-name="P18"><text:s text:c="8"/>return dequeued;</text:p>
      <text:p text:style-name="P18"><text:s text:c="4"/>}</text:p>
      <text:p text:style-name="P18"/>
      <text:p text:style-name="P18"><text:s text:c="4"/>public void printVehicleQueue() {</text:p>
      <text:p text:style-name="P18"><text:s text:c="8"/>System.out.print("[");</text:p>
      <text:p text:style-name="P18"><text:s text:c="8"/>for (int i = front; i &lt;= rear; i++) {</text:p>
      <text:p text:style-name="P18"><text:s text:c="12"/>System.out.print(queue[i]);</text:p>
      <text:p text:style-name="P18"><text:s text:c="12"/>if (i != rear) {</text:p>
      <text:p text:style-name="P18"><text:s text:c="16"/>System.out.print(", ");</text:p>
      <text:p text:style-name="P18"><text:s text:c="12"/>}</text:p>
      <text:p text:style-name="P18"><text:s text:c="8"/>}</text:p>
      <text:p text:style-name="P18"><text:s text:c="8"/>System.out.println("]");</text:p>
      <text:p text:style-name="P18"><text:s text:c="4"/>}</text:p>
      <text:p text:style-name="P18"/>
      <text:p text:style-name="P18"><text:s text:c="4"/>public void callPark() {</text:p>
      <text:p text:style-name="P18"><text:soft-page-break/><text:s text:c="8"/>for (int i = front; i &lt;= rear; i++) {</text:p>
      <text:p text:style-name="P18"><text:s text:c="12"/>queue[i].park();</text:p>
      <text:p text:style-name="P18"><text:s text:c="8"/>}</text:p>
      <text:p text:style-name="P18"><text:s text:c="4"/>}</text:p>
      <text:p text:style-name="P18">}</text:p>
      <text:p text:style-name="P18"/>
      <text:p text:style-name="P18">37.</text:p>
      <text:p text:style-name="P18"><text:tab/>Prints Sub : null -&gt; Panadur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8pt" fo:font-weight="bold" officeooo:rsid="0012395d" officeooo:paragraph-rsid="0012395d" style:font-size-asian="15.75pt" style:font-weight-asian="bold" style:font-size-complex="18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ESHAN SANDARUWAN</text:p>
        <text:p text:style-name="MP1">20030451244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06:28:35.057312276</meta:creation-date>
    <meta:editing-duration>PT2M21S</meta:editing-duration>
    <meta:editing-cycles>2</meta:editing-cycles>
    <meta:generator>LibreOffice/7.3.7.2$Linux_X86_64 LibreOffice_project/30$Build-2</meta:generator>
    <dc:date>2023-12-28T11:18:29.646051904</dc:date>
    <meta:document-statistic meta:table-count="0" meta:image-count="0" meta:object-count="0" meta:page-count="12" meta:paragraph-count="343" meta:word-count="1012" meta:character-count="8020" meta:non-whitespace-character-count="5995"/>
  </office:meta>
</office:document-meta>
</file>